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name">
          <text:span text:style-name="rststyle-function">install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variable">yazi</text:span>
        </text:span>
        <text:span text:style-name="rststyle-operator">+=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name">sayi</text:span>
        <text:span text:style-name="rststyle-name">test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name">
          <text:span text:style-name="rststyle-function">sayi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number">12</text:span>
        </text:span>
        <text:span text:style-name="rststyle-name">
          <text:span text:style-name="rststyle-function">test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28T15:06:18</meta:creation-date>
    <dc:creator>a</dc:creator>
    <dc:date>2021-10-28T15:06:18</dc:date>
    <dc:language>en-US</dc:language>
    <meta:editing-cycles>1</meta:editing-cycles>
    <meta:editing-duration>PT00M01S</meta:editing-duration>
    <dc:title>makefile dersi</dc:title>
  </office:meta>
</office:document-meta>
</file>